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e398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de398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3f6a69" style:font-size-asian="10.5pt" style:font-size-complex="10.5pt"/>
    </style:style>
    <style:style style:name="P12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2bda3c"/>
    </style:style>
    <style:style style:name="T10" style:family="text">
      <style:text-properties officeooo:rsid="00362119"/>
    </style:style>
    <style:style style:name="T11" style:family="text">
      <style:text-properties fo:color="#ce181e" officeooo:rsid="002cf8be" fo:background-color="#fff200" loext:char-shading-value="0"/>
    </style:style>
    <style:style style:name="T12" style:family="text">
      <style:text-properties officeooo:rsid="002def9c"/>
    </style:style>
    <style:style style:name="T13" style:family="text">
      <style:text-properties officeooo:rsid="002c94e5"/>
    </style:style>
    <style:style style:name="T14" style:family="text">
      <style:text-properties officeooo:rsid="003dd111"/>
    </style:style>
    <style:style style:name="T15" style:family="text">
      <style:text-properties officeooo:rsid="003f9c25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6">do text</text:span></text:p><text:p text:style-name="P18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6">PW - Département de l'Aménagement du territoire et de l'Urbanisme</text:span> - Direction de <text:span text:style-name="T11">VILLE</text:span></text:p><text:p text:style-name="P2">ADRESSE</text:p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7">sion</text:span> <text:span text:style-name="T6">des éléments de l'enquête publique</text:span></text:p>
      <text:p text:style-name="P6">de permis <text:span text:style-name="T15">unique</text:span></text:p>
      <text:p text:style-name="P4"/>
      <text:p text:style-name="P13"/>
      <text:p text:style-name="P14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17"><text:span text:style-name="T5"><office:annotation><dc:creator>Gauthier Bastien</dc:creator><dc:date>2011-01-13T14:56:41</dc:date><text:p text:style-name="P18"><text:span text:style-name="T16">do text</text:span></text:p><text:p text:style-name="P18"><text:span text:style-name="T16">from document(at=reference, format='odt')</text:span></text:p></office:annotation></text:span><text:span text:style-name="T5">Import depuis reference.odt</text:span></text:p>
      <text:p text:style-name="P12"/>
      <text:p text:style-name="P7"><office:annotation><dc:creator>Gauthier Bastien</dc:creator><dc:date>2011-02-16T16:12:24</dc:date><text:p text:style-name="P18"><text:span text:style-name="T18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7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3">Monsieur le Fonctionnaire délégué</text:span>,</text:p>
      <text:p text:style-name="P7"/>
      <text:p text:style-name="P11">Conformément au <text:span text:style-name="T14">prescrit du Code de l'environnement et à votre courrier </text:span><text:span text:style-name="T14"><text:text-input text:description="">licence_view.format_date(self.getLastAcknowledgment().getEventDate())</text:text-input></text:span>, nous vous prions de trouver, sous ce pli, <text:span text:style-name="T8">un</text:span> exemplaire <text:span text:style-name="T9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2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6">do text</text:span></text:p><text:p text:style-name="P18"><text:span text:style-name="T16">from document(at=signatures, format='odt')</text:span></text:p></office:annotation><text:span text:style-name="T1">Import depuis signatures.od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1:40.545443937</dc:date>
    <dc:language>fr-FR</dc:language>
    <meta:editing-cycles>122</meta:editing-cycles>
    <meta:editing-duration>P1DT10H20M8S</meta:editing-duration>
    <dc:creator>bleybaert</dc:creator>
    <meta:document-statistic meta:table-count="0" meta:image-count="0" meta:object-count="0" meta:page-count="1" meta:paragraph-count="17" meta:word-count="139" meta:character-count="1096" meta:non-whitespace-character-count="996"/>
    <meta:user-defined meta:name="Info 1"/>
    <meta:user-defined meta:name="Info 2"/>
    <meta:user-defined meta:name="Info 3"/>
    <meta:user-defined meta:name="Info 4"/>
  </office:meta>
</office:document-meta>
</file>